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0000002F88E5746BF274CD830.png" manifest:media-type="image/png"/>
  <manifest:file-entry manifest:full-path="Pictures/10000000000003E800000410A51F64B30D492F07.png" manifest:media-type="image/png"/>
  <manifest:file-entry manifest:full-path="Pictures/10000000000003E8000003E8706FFAA834C465CA.png" manifest:media-type="image/png"/>
  <manifest:file-entry manifest:full-path="Pictures/10000000000002A8000002D075EA4F3A974274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Arial1" fo:font-size="10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8pt" style:font-size-asian="18pt" style:font-size-complex="18pt"/>
    </style:style>
    <style:style style:name="T1" style:family="text">
      <style:text-properties style:font-name="Arial" fo:font-size="18pt" fo:font-weight="bold" style:font-size-asian="18pt" style:font-size-complex="18pt"/>
    </style:style>
    <style:style style:name="T2" style:family="text">
      <style:text-properties style:font-name="Arial1" fo:font-size="10pt" style:font-size-asian="18pt" style:font-size-complex="18pt"/>
    </style:style>
    <style:style style:name="T3" style:family="text">
      <style:text-properties style:font-name="Arial1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17cm" svg:height="4.571cm" svg:x="9.891cm" svg:y="8.521cm">
          <draw:image xlink:href="Pictures/10000000000002A8000002D075EA4F3A974274A7.png" xlink:type="simple" xlink:show="embed" xlink:actuate="onLoad" loext:mime-type="image/png">
            <text:p/>
          </draw:image>
        </draw:frame>
        <draw:frame draw:style-name="gr1" draw:text-style-name="P1" draw:layer="layout" svg:width="6.349cm" svg:height="6.349cm" svg:x="1.193cm" svg:y="0.902cm">
          <draw:image xlink:href="Pictures/10000000000003E8000003E8706FFAA834C465CA.png" xlink:type="simple" xlink:show="embed" xlink:actuate="onLoad" loext:mime-type="image/png">
            <text:p/>
          </draw:image>
        </draw:frame>
        <draw:frame draw:style-name="gr2" draw:text-style-name="P2" draw:layer="layout" svg:width="0.959cm" svg:height="0.962cm" svg:x="0.993cm" svg:y="0.901cm">
          <draw:text-box>
            <text:p><text:span text:style-name="T1">A</text:span></text:p>
          </draw:text-box>
        </draw:frame>
        <draw:frame draw:style-name="gr2" draw:text-style-name="P2" draw:layer="layout" svg:width="0.959cm" svg:height="0.962cm" svg:x="6.588cm" svg:y="0.901cm">
          <draw:text-box>
            <text:p><text:span text:style-name="T1">B</text:span></text:p>
          </draw:text-box>
        </draw:frame>
        <draw:frame draw:style-name="gr2" draw:text-style-name="P2" draw:layer="layout" svg:width="0.959cm" svg:height="0.962cm" svg:x="9.79cm" svg:y="8.013cm">
          <draw:text-box>
            <text:p><text:span text:style-name="T1">E</text:span></text:p>
          </draw:text-box>
        </draw:frame>
        <draw:g>
          <draw:frame draw:style-name="gr3" draw:text-style-name="P3" draw:layer="layout" svg:width="1.831cm" svg:height="0.645cm" svg:x="2.259cm" svg:y="1.292cm">
            <draw:text-box>
              <text:p><text:span text:style-name="T2">Ne</text:span><text:span text:style-name="T2">ur</text:span><text:span text:style-name="T2">on</text:span><text:span text:style-name="T2">s</text:span></text:p>
            </draw:text-box>
          </draw:frame>
          <draw:frame draw:style-name="gr4" draw:text-style-name="P4" draw:layer="layout" svg:width="2.187cm" svg:height="0.569cm" svg:x="2.081cm" svg:y="1.693cm">
            <draw:text-box>
              <text:p><text:span text:style-name="T3">6,674 nuclei</text:span></text:p>
            </draw:text-box>
          </draw:frame>
        </draw:g>
        <draw:frame draw:style-name="gr1" draw:text-style-name="P1" draw:layer="layout" svg:width="6.349cm" svg:height="6.603cm" svg:x="7.543cm" svg:y="1.155cm">
          <draw:image xlink:href="Pictures/10000000000003E800000410A51F64B30D492F07.png" xlink:type="simple" xlink:show="embed" xlink:actuate="onLoad" loext:mime-type="image/png">
            <text:p/>
          </draw:image>
        </draw:frame>
        <draw:frame draw:style-name="gr1" draw:text-style-name="P1" draw:layer="layout" svg:width="8.635cm" svg:height="4.825cm" svg:x="1.409cm" svg:y="8.267cm">
          <draw:image xlink:href="Pictures/1000000000000550000002F88E5746BF274CD830.png" xlink:type="simple" xlink:show="embed" xlink:actuate="onLoad" loext:mime-type="image/png">
            <text:p/>
          </draw:image>
        </draw:frame>
        <draw:frame draw:style-name="gr2" draw:text-style-name="P2" draw:layer="layout" svg:width="0.959cm" svg:height="0.962cm" svg:x="1.254cm" svg:y="8.013cm">
          <draw:text-box>
            <text:p><text:span text:style-name="T1">C</text:span></text:p>
          </draw:text-box>
        </draw:frame>
        <draw:frame draw:style-name="gr2" draw:text-style-name="P2" draw:layer="layout" svg:width="0.959cm" svg:height="0.962cm" svg:x="5.522cm" svg:y="8.013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26:20.457098053</meta:creation-date>
    <dc:date>2021-05-17T21:35:45.803592451</dc:date>
    <meta:editing-duration>PT9M23S</meta:editing-duration>
    <meta:editing-cycles>6</meta:editing-cycles>
    <meta:generator>LibreOffice/6.4.7.2$Linux_X86_64 LibreOffice_project/40$Build-2</meta:generator>
    <meta:document-statistic meta:object-count="12"/>
  </office:meta>
</office:document-meta>
</file>